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4.1543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6374in" fo:break-before="auto" style:use-optimal-row-height="true"/>
    </style:style>
    <style:style style:name="ro6" style:family="table-row">
      <style:table-row-properties style:row-height="0.4819in" fo:break-before="auto" style:use-optimal-row-height="true"/>
    </style:style>
    <style:style style:name="ro7" style:family="table-row">
      <style:table-row-properties style:row-height="0.6228in" fo:break-before="auto" style:use-optimal-row-height="true"/>
    </style:style>
    <style:style style:name="ro8" style:family="table-row">
      <style:table-row-properties style:row-height="0.7744in" fo:break-before="auto" style:use-optimal-row-height="true"/>
    </style:style>
    <style:style style:name="ro9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Subclass of</text:p>
          </table:table-cell>
          <table:table-cell table:style-name="ce6" office:value-type="string">
            <text:p>Ignore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1</text:p>
          </table:table-cell>
          <table:table-cell office:value-type="string">
            <text:p>plant phenological trait</text:p>
          </table:table-cell>
          <table:table-cell office:value-type="string">
            <text:p>PATO:'quality'</text:p>
          </table:table-cell>
          <table:table-cell table:style-name="ce4" office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2</text:p>
          </table:table-cell>
          <table:table-cell office:value-type="string">
            <text:p>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re part of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3</text:p>
          </table:table-cell>
          <table:table-cell office:value-type="string">
            <text:p>abscised plant structure presence</text:p>
          </table:table-cell>
          <table:table-cell office:value-type="string">
            <text:p>'plant phenological trait'</text:p>
          </table:table-cell>
          <table:table-cell table:style-name="ce4" office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4</text:p>
          </table:table-cell>
          <table:table-cell office:value-type="string">
            <text:p>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2027</text:p>
          </table:table-cell>
          <table:table-cell office:value-type="string">
            <text:p>non-senescent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5</text:p>
          </table:table-cell>
          <table:table-cell office:value-type="string">
            <text:p>expanding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2006</text:p>
          </table:table-cell>
          <table:table-cell office:value-type="string">
            <text:p>mature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7</text:p>
          </table:table-cell>
          <table:table-cell office:value-type="string">
            <text:p>senescent leaf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08</text:p>
          </table:table-cell>
          <table:table-cell office:value-type="string">
            <text:p>breaking bu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09</text:p>
          </table:table-cell>
          <table:table-cell office:value-type="string">
            <text:p>abscised leaf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true leaves {$true leaf} that a {whole plant} has abscised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0</text:p>
          </table:table-cell>
          <table:table-cell office:value-type="string">
            <text:p>new above-ground shoot-borne shoot system presence</text:p>
          </table:table-cell>
          <table:table-cell office:value-type="string">
            <text:p>'plant structure presence'</text:p>
          </table:table-cell>
          <table:table-cell table:style-name="ce5" office:value-type="string">
            <text:p>A {plant phenological trait} that is measured by the number of new above-ground shoot-borne shoot systems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11</text:p>
          </table:table-cell>
          <table:table-cell office:value-type="string">
            <text:p>reproductive structur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2</text:p>
          </table:table-cell>
          <table:table-cell office:value-type="string">
            <text:p>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3</text:p>
          </table:table-cell>
          <table:table-cell office:value-type="string">
            <text:p>flower head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inflorescences {$fresh inflorescence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4</text:p>
          </table:table-cell>
          <table:table-cell office:value-type="string">
            <text:p>open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open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15</text:p>
          </table:table-cell>
          <table:table-cell office:value-type="string">
            <text:p>pollen-releasing flower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lowers on a {whole plant} that are in the {pollen-releasing flower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6</text:p>
          </table:table-cell>
          <table:table-cell office:value-type="string">
            <text:p>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uits {$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7</text:p>
          </table:table-cell>
          <table:table-cell office:value-type="string">
            <text:p>ripening fruit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ruits {$ripening fruit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2018</text:p>
          </table:table-cell>
          <table:table-cell office:value-type="string">
            <text:p>abscised fruit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2019</text:p>
          </table:table-cell>
          <table:table-cell office:value-type="string">
            <text:p>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cones (strobili) {$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0</text:p>
          </table:table-cell>
          <table:table-cell office:value-type="string">
            <text:p>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21</text:p>
          </table:table-cell>
          <table:table-cell office:value-type="string">
            <text:p>open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2022</text:p>
          </table:table-cell>
          <table:table-cell office:value-type="string">
            <text:p>pollen-releasing pollen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3</text:p>
          </table:table-cell>
          <table:table-cell office:value-type="string">
            <text:p>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4</text:p>
          </table:table-cell>
          <table:table-cell office:value-type="string">
            <text:p>unripe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2025</text:p>
          </table:table-cell>
          <table:table-cell office:value-type="string">
            <text:p>ripening seed cone presence</text:p>
          </table:table-cell>
          <table:table-cell office:value-type="string">
            <text:p>'plant structure presence'</text:p>
          </table:table-cell>
          <table:table-cell table:style-name="ce4" office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>
            <text:p>Class</text:p>
          </table:table-cell>
          <table:table-cell office:value-type="string">
            <text:p>PPO:0002026</text:p>
          </table:table-cell>
          <table:table-cell office:value-type="string">
            <text:p>abscised cone or seed presence</text:p>
          </table:table-cell>
          <table:table-cell office:value-type="string">
            <text:p>'abscised plant structure presence'</text:p>
          </table:table-cell>
          <table:table-cell table:style-name="ce4" office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9" table:number-rows-repeated="3">
          <table:table-cell table:number-columns-repeated="10"/>
        </table:table-row>
        <table:table-row table:style-name="ro9" table:number-rows-repeated="3">
          <table:table-cell table:style-name="Default" table:number-columns-repeated="7"/>
          <table:table-cell table:number-columns-repeated="3"/>
        </table:table-row>
        <table:table-row table:style-name="ro9" table:number-rows-repeated="1048537">
          <table:table-cell table:number-columns-repeated="10"/>
        </table:table-row>
        <table:table-row table:style-name="ro9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6/17/2017</text:date>, <text:time>19:0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7T19:06:29</dc:date>
    <dc:creator>Ramona Walls</dc:creator>
    <meta:editing-duration>P20DT17H53M20S</meta:editing-duration>
    <meta:editing-cycles>81</meta:editing-cycles>
    <meta:generator>OpenOffice/4.1.3$Unix OpenOffice.org_project/413m1$Build-9783</meta:generator>
    <meta:document-statistic meta:table-count="1" meta:cell-count="171" meta:object-count="0"/>
  </office:meta>
</office:document-meta>
</file>